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March 20, 2022 (02:04: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8:04:31Z</meta:creation-date>
    <dc:date>2022-03-20T18:04:31Z</dc:date>
    <meta:user-defined meta:name="date" meta:value-type="string">March  20, 2022 (02:04: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